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bold"/>
    </style:style>
    <style:style style:name="P3" style:family="paragraph" style:parent-style-name="Text_20_body" style:list-style-name="L2"/>
    <style:style style:name="P4" style:family="paragraph" style:parent-style-name="Heading_20_4">
      <style:text-properties fo:font-weight="bold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Standard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Text_20_body">
      <style:paragraph-properties style:writing-mode="lr-tb"/>
    </style:style>
    <style:style style:name="P11" style:family="paragraph" style:parent-style-name="Heading_20_6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brigado pela explicação! Isso muda tudo e deixa o cenário ainda mais interessante.</text:p>
      <text:p text:style-name="Text_20_body">Para <text:span text:style-name="T1">salões de beleza e barbearias</text:span>, o visual e a organização são tudo. O seu público (donos de salão e barbeiros) sofre com <text:span text:style-name="T1">furos na agenda, clientes que esquecem o horário e a confusão do agendamento pelo WhatsApp</text:span>.</text:p>
      <text:p text:style-name="Text_20_body">O PagBy é a solução para a "paz de espírito" deles. Aqui está uma estratégia focada nesse nicho para o Facebook Stories:</text:p>
      <text:p text:style-name="Horizontal_20_Line"/>
      <text:h text:style-name="Heading_20_3" text:outline-level="3">1. Pilares de Conteúdo para o PagBy (Nicho de Beleza)</text:h>
      <text:p text:style-name="Text_20_body">Em vez de focar apenas em "tecnologia", foque na <text:span text:style-name="T1">dor do dono do negócio</text:span>:</text:p>
      <text:list text:style-name="L1">
        <text:list-item>
          <text:p text:style-name="P1"><text:span text:style-name="T1">O Fim do "Bolo" (No-Show):</text:span> Mostre como os lembretes automáticos do PagBy evitam que o cliente esqueça.</text:p>
          <text:list>
            <text:list-item>
              <text:p text:style-name="P1"><text:span text:style-name="T2">Exemplo:</text:span> "Quantos clientes faltaram essa semana? O PagBy avisa eles por você."</text:p>
            </text:list-item>
          </text:list>
        </text:list-item>
        <text:list-item>
          <text:p text:style-name="P1"><text:span text:style-name="T1">Agenda Organizada vs. Caderninho:</text:span> O contraste visual funciona muito bem.</text:p>
          <text:list>
            <text:list-item>
              <text:p text:style-name="P1"><text:span text:style-name="T2">Exemplo:</text:span> Foto de um caderno riscado e confuso <text:span text:style-name="T2">vs</text:span> Print da tela linda e organizada do PagBy. Legenda: "Evolua seu negócio."</text:p>
            </text:list-item>
          </text:list>
        </text:list-item>
        <text:list-item>
          <text:p text:style-name="P1"><text:span text:style-name="T1">Liberdade:</text:span> Venda o tempo livre.</text:p>
          <text:list>
            <text:list-item>
              <text:p text:style-name="P1"><text:span text:style-name="T2">Exemplo:</text:span> "Pare de responder WhatsApp às 23h. Deixe seu cliente agendar sozinho pelo link."</text:p>
            </text:list-item>
          </text:list>
        </text:list-item>
        <text:list-item>
          <text:p text:style-name="P2">Repost dos Parceiros:</text:p>
          <text:list>
            <text:list-item>
              <text:p text:style-name="P1">Peça para os barbeiros/cabeleireiros marcarem a @PagBy quando postarem o corte do dia. Reposte esses stories no Facebook da PagBy. Isso cria uma comunidade forte.</text:p>
            </text:list-item>
          </text:list>
        </text:list-item>
      </text:list>
      <text:h text:style-name="Heading_20_3" text:outline-level="3">2. Ideias de Design Visual</text:h>
      <text:p text:style-name="Text_20_body">Como o público trabalha com estética, os stories precisam ser bonitos.</text:p>
      <text:list text:style-name="L2">
        <text:list-item>
          <text:p text:style-name="P3"><text:span text:style-name="T1">Paleta de Cores:</text:span> Se for para Barbearias, tons mais escuros, preto, branco e dourado funcionam bem (passam seriedade e estilo). Se for para Salões Gerais, tons pastéis ou vibrantes (limpeza e beleza).</text:p>
        </text:list-item>
        <text:list-item>
          <text:p text:style-name="P3"><text:span text:style-name="T1">Capturas de Tela (Screenshots):</text:span> Tire prints bonitos do aplicativo mostrando a agenda cheia. Isso brilha os olhos do dono de salão.</text:p>
        </text:list-item>
        <text:list-item>
          <text:p text:style-name="P3"><text:span text:style-name="T1">Ícones:</text:span> Use ícones de tesoura, calendário e relógio (disponíveis no Canva ou na própria busca de GIFs do Stories).</text:p>
        </text:list-item>
      </text:list>
      <text:h text:style-name="Heading_20_3" text:outline-level="3">3. Roteiro Prático: Sequência de 3 Stories (Funil de Vendas)</text:h>
      <text:p text:style-name="Text_20_body">Aqui está a sequência que eu prometi, focada em converter donos de salão/barbearia que ainda usam papel e caneta:</text:p>
      <text:h text:style-name="P4" text:outline-level="4"><text:soft-page-break/>Story 1: A Dor (O Problema)</text:h>
      <text:list text:style-name="L3">
        <text:list-item>
          <text:p text:style-name="P5"><text:span text:style-name="T1">Imagem/Vídeo:</text:span> Fundo de cor sólida (nas cores da marca) ou uma foto preto e branco de alguém estressado ao telefone.</text:p>
        </text:list-item>
        <text:list-item>
          <text:p text:style-name="P5"><text:span text:style-name="T1">Texto Grande:</text:span> "Cansado de parar o corte para responder cliente no WhatsApp?"</text:p>
        </text:list-item>
        <text:list-item>
          <text:p text:style-name="P5"><text:span text:style-name="T1">Elemento Interativo:</text:span> Enquete do Facebook -&gt; "Acontece muito?" (Sim / Demais).</text:p>
        </text:list-item>
      </text:list>
      <text:h text:style-name="P4" text:outline-level="4">Story 2: A Solução (Apresentando o PagBy)</text:h>
      <text:list text:style-name="L4">
        <text:list-item>
          <text:p text:style-name="P6"><text:span text:style-name="T1">Imagem/Vídeo:</text:span> Um print de tela ou vídeo curto rolando a tela do app PagBy, mostrando a agenda visual.</text:p>
        </text:list-item>
        <text:list-item>
          <text:p text:style-name="P6"><text:span text:style-name="T1">Texto:</text:span> "Com o PagBy, seu cliente agenda sozinho pelo link e você foca no que importa: o serviço."</text:p>
        </text:list-item>
        <text:list-item>
          <text:p text:style-name="P6"><text:span text:style-name="T1">Música:</text:span> Uma batida instrumental moderna e animada.</text:p>
        </text:list-item>
      </text:list>
      <text:h text:style-name="P4" text:outline-level="4">Story 3: A Chamada (CTA)</text:h>
      <text:list text:style-name="L5">
        <text:list-item>
          <text:p text:style-name="P7"><text:span text:style-name="T1">Imagem:</text:span> Logo da PagBy bem visível.</text:p>
        </text:list-item>
        <text:list-item>
          <text:p text:style-name="P7"><text:span text:style-name="T1">Texto:</text:span> "Teste grátis e organize sua barbearia/salão hoje mesmo."</text:p>
        </text:list-item>
        <text:list-item>
          <text:p text:style-name="P7"><text:span text:style-name="T1">Botão/Link:</text:span> Link direto para baixar o app ou para o site de cadastro.</text:p>
        </text:list-item>
      </text:list>
      <text:p text:style-name="Horizontal_20_Line"/>
      <text:h text:style-name="Heading_20_3" text:outline-level="3">4. Dica de Ouro para Facebook (Grupos)</text:h>
      <text:p text:style-name="Text_20_body">No Facebook, o poder está nos <text:span text:style-name="T1">Grupos</text:span>.</text:p>
      <text:list text:style-name="L6">
        <text:list-item>
          <text:p text:style-name="P8">Entre em grupos como "Donos de Salão de Beleza", "Barbeiros do Brasil", "Empreendedores da Beleza".</text:p>
        </text:list-item>
        <text:list-item>
          <text:p text:style-name="P8">Crie um story na página da PagBy.</text:p>
        </text:list-item>
        <text:list-item>
          <text:p text:style-name="P8">Compartilhe esse story (ou faça um post no feed e compartilhe no story) dentro desses grupos, oferecendo uma dica de gestão, não apenas propaganda.</text:p>
        </text:list-item>
      </text:list>
      <text:p text:style-name="Horizontal_20_Line"/>
      <text:h text:style-name="Heading_20_3" text:outline-level="3">Próximo passo sugerido</text:h>
      <text:p text:style-name="Text_20_body">Para deixar esses stories com a cara da sua marca, <text:span text:style-name="T1">você gostaria que eu criasse 3 frases curtas e impactantes (headlines)</text:span> para você usar nas legendas das fotos do aplicativo?</text:p>
      <text:p text:style-name="Text_20_body"/>
      <text:p text:style-name="P9">You said </text:p>
      <text:section text:style-name="Sect1" text:name="user-query-content-2">
        <text:p text:style-name="P10">Eu tenho uma dúvida. Fico com receio de fazer um grande esforço para criar stories e posts e mais não sei o que e isso não ter alcance. </text:p>
      </text:section>
      <text:h text:style-name="P11" text:outline-level="6">Gemini said </text:h>
      <text:section text:style-name="Sect2" text:name="model-response-message-contentr_74d9995031f09f98">
        <text:p text:style-name="P12"><text:soft-page-break/>Esse é o maior medo de quem começa no digital, e eu vou ser bem sincero com você: <text:span text:style-name="T1">seu receio faz todo o sentido.</text:span> O alcance orgânico (gratuito) das redes sociais caiu muito nos últimos anos. Se você postar "por postar", a chance de falar sozinho é alta.</text:p>
        <text:p text:style-name="Text_20_body">Mas, para o <text:span text:style-name="T1">PagBy</text:span>, existe uma estratégia para não jogar tempo fora. Aqui estão as verdades que vão te dar segurança:</text:p>
        <text:p text:style-name="Horizontal_20_Line"/>
        <text:h text:style-name="Heading_20_3" text:outline-level="3">1. Stories não são para "Alcance", são para "Retenção"</text:h>
        <text:p text:style-name="Text_20_body">Entenda a diferença:</text:p>
        <text:list text:style-name="L7">
          <text:list-item>
            <text:p text:style-name="P13"><text:span text:style-name="T1">O Feed/Reels</text:span> serve para atrair gente nova (quem não te conhece).</text:p>
          </text:list-item>
          <text:list-item>
            <text:p text:style-name="P13"><text:span text:style-name="T1">Os Stories</text:span> servem para quem <text:span text:style-name="T1">já te segue</text:span>.</text:p>
          </text:list-item>
        </text:list>
        <text:p text:style-name="Text_20_body">Não espere que um Story traga 10.000 pessoas novas. O papel dele é fazer o barbeiro que já te segue pensar: <text:span text:style-name="T2">"Caramba, a PagBy entende o meu problema"</text:span>. O Story constrói a confiança necessária para ele clicar no link e baixar o app.</text:p>
        <text:h text:style-name="Heading_20_3" text:outline-level="3">2. O segredo do "Menor Esforço, Maior Impacto"</text:h>
        <text:p text:style-name="Text_20_body">Para não se esgotar, use a regra do <text:span text:style-name="T1">Reaproveitamento</text:span>:</text:p>
        <text:list text:style-name="L8">
          <text:list-item>
            <text:p text:style-name="P14">Não crie artes complexas todo dia. Use a <text:span text:style-name="T1">caixinha de perguntas</text:span>.</text:p>
          </text:list-item>
          <text:list-item>
            <text:p text:style-name="P14">Quando um cliente tirar uma dúvida, responda em texto no Story. Isso vira conteúdo útil sem você precisar abrir o Canva.</text:p>
          </text:list-item>
          <text:list-item>
            <text:p text:style-name="P14"><text:span text:style-name="T1">Dica de ouro:</text:span> No Facebook, o que dá alcance real hoje são os <text:span text:style-name="T1">Reels</text:span>. Se você gravar um vídeo de 15 segundos mostrando o app e postar como Reel, o Facebook vai mostrar para pessoas que ainda não seguem a PagBy.</text:p>
          </text:list-item>
        </text:list>
        <text:h text:style-name="Heading_20_3" text:outline-level="3">3. Vá onde o seu público já está (Grupos do Facebook)</text:h>
        <text:p text:style-name="Text_20_body">O Facebook tem uma vantagem que o Instagram não tem: <text:span text:style-name="T1">Grupos Fortes</text:span>.</text:p>
        <text:list text:style-name="L9">
          <text:list-item>
            <text:p text:style-name="P15">Em vez de gastar 2 horas fazendo um post lindo na sua página vazia, gaste 15 minutos dando uma dica real em um grupo de "Barbeiros Iniciantes".</text:p>
          </text:list-item>
          <text:list-item>
            <text:p text:style-name="P15">Se alguém perguntar "Como vocês organizam a agenda?", você comenta: <text:span text:style-name="T2">"Eu uso o PagBy, ajuda muito na gestão"</text:span>. Isso gera muito mais resultado que 10 stories sem estratégia.</text:p>
          </text:list-item>
        </text:list>
        <text:h text:style-name="Heading_20_3" text:outline-level="3">4. O "Teste de 10 Minutos"</text:h>
        <text:p text:style-name="Text_20_body">Não comece fazendo super produções. Faça o seguinte por uma semana:</text:p>
        <text:list text:style-name="L10">
          <text:list-item>
            <text:p text:style-name="P16"><text:span text:style-name="T1">Segunda:</text:span> Foto da tela do app + "Sua segunda-feira está organizada ou uma bagunça?" (Enquete).</text:p>
          </text:list-item>
          <text:list-item>
            <text:p text:style-name="P16"><text:span text:style-name="T1">Quarta:</text:span> Um print de um benefício (ex: Lembrete por WhatsApp).</text:p>
          </text:list-item>
          <text:list-item>
            <text:p text:style-name="P16"><text:span text:style-name="T1">Sexta:</text:span> "Bom final de semana e agenda cheia para todos os parceiros!"</text:p>
          </text:list-item>
        </text:list>
        <text:p text:style-name="Horizontal_20_Line"/>
        <text:h text:style-name="Heading_20_3" text:outline-level="3"><text:soft-page-break/>Como saber se está funcionando?</text:h>
        <text:p text:style-name="Text_20_body">Não olhe apenas as "visualizações". Olhe os <text:span text:style-name="T1">cliques no link</text:span> ou <text:span text:style-name="T1">mensagens recebidas</text:span>. Se 10 pessoas viram o story e 2 clicaram para conhecer o app, sua conversão está altíssima!</text:p>
        <text:p text:style-name="Quotations"><text:span text:style-name="T1">Minha sugestão:</text:span> Para você não perder tempo com design agora, <text:span text:style-name="T1">você quer que eu escreva 3 textos curtos para você apenas "copiar e colar" sobre uma imagem de fundo neutro no Facebook?</text:span> Assim você testa o engajamento sem esforço nenhum de design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0:07:30.457396064</meta:creation-date>
    <dc:date>2026-02-13T12:16:42.877901938</dc:date>
    <meta:editing-duration>PT1H37M52S</meta:editing-duration>
    <meta:editing-cycles>1</meta:editing-cycles>
    <meta:document-statistic meta:table-count="0" meta:image-count="0" meta:object-count="0" meta:page-count="4" meta:paragraph-count="66" meta:word-count="1053" meta:character-count="5916" meta:non-whitespace-character-count="4959"/>
    <meta:generator>LibreOffice/25.8.4.2$Linux_X86_64 LibreOffice_project/580$Build-2</meta:generator>
  </office:meta>
</office:document-meta>
</file>